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58.14pt"/>
    </style:style>
    <style:style style:name="co6" style:family="table-column">
      <style:table-column-properties fo:break-before="auto" style:column-width="85.1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merge rates" table:style-name="ta1">
        <table:shapes>
          <draw:frame draw:z-index="0" draw:style-name="gr1" draw:text-style-name="P1" svg:width="430.61pt" svg:height="218.81pt" svg:x="0pt" svg:y="338.03pt">
            <loext:p draw:notify-on-update-of-ranges="'emerge rates'.A4:'emerge rates'.A24 'emerge rates'.A4:'emerge rates'.A24 'emerge rates'.E3:'emerge rates'.E3 'emerge rates'.E4:'emerge rates'.E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1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installed packages</text:p>
          </table:table-cell>
          <table:table-cell office:value-type="string" calcext:value-type="string">
            <text:p>remark</text:p>
          </table:table-cell>
          <table:table-cell table:style-name="ce1" office:value-type="string" calcext:value-type="string">
            <text:p>effective</text:p>
          </table:table-cell>
          <table:table-cell table:style-name="ce4" office:value-type="string" calcext:value-type="string">
            <text:p>daily mean</text:p>
          </table:table-cell>
          <table:table-cell table:style-name="Default"/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setup</text:p>
          </table:table-cell>
          <table:table-cell/>
          <table:table-cell table:style-name="ce5" table:formula="of:=[.D4]/[.$A4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4]+1"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“</text:p>
          </table:table-cell>
          <table:table-cell/>
          <table:table-cell table:style-name="ce5" table:formula="of:=[.D5]/[.$A5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5]+1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2"/>
          <table:table-cell table:style-name="ce5" table:formula="of:=[.D6]/[.$A6]" office:value-type="float" office:value="0" calcext:value-type="float">
            <text:p>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6]+1"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D6]+[.$B7]" office:value-type="float" office:value="700" calcext:value-type="float">
            <text:p>700</text:p>
          </table:table-cell>
          <table:table-cell table:style-name="ce5" table:formula="of:=[.D7]/[.$A7]" office:value-type="float" office:value="175" calcext:value-type="float">
            <text:p>175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7]+1"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7]+[.$B8]" office:value-type="float" office:value="1300" calcext:value-type="float">
            <text:p>1300</text:p>
          </table:table-cell>
          <table:table-cell table:style-name="ce5" table:formula="of:=[.D8]/[.$A8]" office:value-type="float" office:value="260" calcext:value-type="float">
            <text:p>26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8]+1"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8]+[.$B9]" office:value-type="float" office:value="1900" calcext:value-type="float">
            <text:p>1900</text:p>
          </table:table-cell>
          <table:table-cell table:style-name="ce5" table:formula="of:=[.D9]/[.$A9]" office:value-type="float" office:value="316.666666666667" calcext:value-type="float">
            <text:p>316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9]+1"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9]+[.$B10]" office:value-type="float" office:value="2500" calcext:value-type="float">
            <text:p>2500</text:p>
          </table:table-cell>
          <table:table-cell table:style-name="ce5" table:formula="of:=[.D10]/[.$A10]" office:value-type="float" office:value="357.142857142857" calcext:value-type="float">
            <text:p>357.14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0]+1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/>
          <table:table-cell table:formula="of:=[.D10]+[.$B11]" office:value-type="float" office:value="3100" calcext:value-type="float">
            <text:p>3100</text:p>
          </table:table-cell>
          <table:table-cell table:style-name="ce5" table:formula="of:=[.D11]/[.$A11]" office:value-type="float" office:value="387.5" calcext:value-type="float">
            <text:p>387.5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1]+1"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[.D11]+[.$B12]" office:value-type="float" office:value="3600" calcext:value-type="float">
            <text:p>3600</text:p>
          </table:table-cell>
          <table:table-cell table:style-name="ce5" table:formula="of:=[.D12]/[.$A12]" office:value-type="float" office:value="400" calcext:value-type="float">
            <text:p>400.0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formula="of:=[.A12]+1" office:value-type="float" office:value="10" calcext:value-type="float">
            <text:p>10</text:p>
          </table:table-cell>
          <table:table-cell table:style-name="ce2" office:value-type="float" office:value="500" calcext:value-type="float">
            <text:p>500</text:p>
          </table:table-cell>
          <table:table-cell table:style-name="ce3"/>
          <table:table-cell table:style-name="ce2" table:formula="of:=[.D12]+[.$B13]" office:value-type="float" office:value="4100" calcext:value-type="float">
            <text:p>4100</text:p>
          </table:table-cell>
          <table:table-cell table:style-name="ce6" table:formula="of:=[.D13]/[.$A13]" office:value-type="float" office:value="410" calcext:value-type="float">
            <text:p>410.00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3]+1"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3]+[.$B14]" office:value-type="float" office:value="4500" calcext:value-type="float">
            <text:p>4500</text:p>
          </table:table-cell>
          <table:table-cell table:style-name="ce5" table:formula="of:=[.D14]/[.$A14]" office:value-type="float" office:value="409.090909090909" calcext:value-type="float">
            <text:p>409.09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4]+1" office:value-type="float" office:value="12" calcext:value-type="float">
            <text:p>12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4]+[.$B15]" office:value-type="float" office:value="4900" calcext:value-type="float">
            <text:p>4900</text:p>
          </table:table-cell>
          <table:table-cell table:style-name="ce5" table:formula="of:=[.D15]/[.$A15]" office:value-type="float" office:value="408.333333333333" calcext:value-type="float">
            <text:p>408.33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5]+1"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5]+[.$B16]" office:value-type="float" office:value="5300" calcext:value-type="float">
            <text:p>5300</text:p>
          </table:table-cell>
          <table:table-cell table:style-name="ce5" table:formula="of:=[.D16]/[.$A16]" office:value-type="float" office:value="407.692307692308" calcext:value-type="float">
            <text:p>407.69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6]+1"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6]+[.$B17]" office:value-type="float" office:value="5700" calcext:value-type="float">
            <text:p>5700</text:p>
          </table:table-cell>
          <table:table-cell table:style-name="ce5" table:formula="of:=[.D17]/[.$A17]" office:value-type="float" office:value="407.142857142857" calcext:value-type="float">
            <text:p>407.14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7]+1" office:value-type="float" office:value="15" calcext:value-type="float">
            <text:p>1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D17]+[.$B18]" office:value-type="float" office:value="6100" calcext:value-type="float">
            <text:p>6100</text:p>
          </table:table-cell>
          <table:table-cell table:style-name="ce5" table:formula="of:=[.D18]/[.$A18]" office:value-type="float" office:value="406.666666666667" calcext:value-type="float">
            <text:p>406.67</text:p>
          </table:table-cell>
          <table:table-cell table:style-name="Default"/>
          <table:table-cell table:number-columns-repeated="1018"/>
        </table:table-row>
        <table:table-row table:style-name="ro1">
          <table:table-cell table:formula="of:=[.A18]+1"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8]+[.$B19]" office:value-type="float" office:value="6400" calcext:value-type="float">
            <text:p>6400</text:p>
          </table:table-cell>
          <table:table-cell table:style-name="ce5" table:formula="of:=[.D19]/[.$A19]" office:value-type="float" office:value="400" calcext:value-type="float">
            <text:p>400.00</text:p>
          </table:table-cell>
          <table:table-cell table:number-columns-repeated="1019"/>
        </table:table-row>
        <table:table-row table:style-name="ro1">
          <table:table-cell table:formula="of:=[.A19]+1"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19]+[.$B20]" office:value-type="float" office:value="6700" calcext:value-type="float">
            <text:p>6700</text:p>
          </table:table-cell>
          <table:table-cell table:style-name="ce5" table:formula="of:=[.D20]/[.$A20]" office:value-type="float" office:value="394.117647058824" calcext:value-type="float">
            <text:p>394.12</text:p>
          </table:table-cell>
          <table:table-cell table:number-columns-repeated="1019"/>
        </table:table-row>
        <table:table-row table:style-name="ro1">
          <table:table-cell table:formula="of:=[.A20]+1"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0]+[.$B21]" office:value-type="float" office:value="7000" calcext:value-type="float">
            <text:p>7000</text:p>
          </table:table-cell>
          <table:table-cell table:style-name="ce5" table:formula="of:=[.D21]/[.$A21]" office:value-type="float" office:value="388.888888888889" calcext:value-type="float">
            <text:p>388.89</text:p>
          </table:table-cell>
          <table:table-cell table:number-columns-repeated="1019"/>
        </table:table-row>
        <table:table-row table:style-name="ro1">
          <table:table-cell table:formula="of:=[.A21]+1"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1]+[.$B22]" office:value-type="float" office:value="7300" calcext:value-type="float">
            <text:p>7300</text:p>
          </table:table-cell>
          <table:table-cell table:style-name="ce5" table:formula="of:=[.D22]/[.$A22]" office:value-type="float" office:value="384.210526315789" calcext:value-type="float">
            <text:p>384.21</text:p>
          </table:table-cell>
          <table:table-cell table:number-columns-repeated="1019"/>
        </table:table-row>
        <table:table-row table:style-name="ro1">
          <table:table-cell table:formula="of:=[.A22]+1"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2]+[.$B23]" office:value-type="float" office:value="7600" calcext:value-type="float">
            <text:p>7600</text:p>
          </table:table-cell>
          <table:table-cell table:style-name="ce5" table:formula="of:=[.D23]/[.$A23]" office:value-type="float" office:value="380" calcext:value-type="float">
            <text:p>380.00</text:p>
          </table:table-cell>
          <table:table-cell table:number-columns-repeated="1019"/>
        </table:table-row>
        <table:table-row table:style-name="ro1">
          <table:table-cell table:formula="of:=[.A23]+1"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23]+[.$B24]" office:value-type="float" office:value="7900" calcext:value-type="float">
            <text:p>7900</text:p>
          </table:table-cell>
          <table:table-cell table:style-name="ce5" table:formula="of:=[.D24]/[.$A24]" office:value-type="float" office:value="376.190476190476" calcext:value-type="float">
            <text:p>376.19</text:p>
          </table:table-cell>
          <table:table-cell table:number-columns-repeated="101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20:07:47.083713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11-03T11:07:54.919625760</meta:creation-date>
    <dc:date>2017-05-17T20:14:23.887649021</dc:date>
    <meta:editing-duration>PT1H9M38S</meta:editing-duration>
    <meta:editing-cycles>77</meta:editing-cycles>
    <meta:generator>LibreOffice/5.2.6.2$Linux_X86_64 LibreOffice_project/20m0$Build-2</meta:generator>
    <dc:creator>Toralf Förster</dc:creator>
    <meta:document-statistic meta:table-count="1" meta:cell-count="8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2cm" svg:height="7.72cm" xlink:href=".." xlink:type="simple" chart:class="chart:scatter" chart:column-mapping="0" chart:style-name="ch1">
        <chart:plot-area chart:style-name="ch2" table:cell-range-address="'emerge rates'.A4:'emerge rates'.A24 'emerge rates'.E3:'emerge rates'.E24" chart:data-source-has-labels="both" svg:x="0.303cm" svg:y="0.154cm" svg:width="14.586cm" svg:height="7.412cm">
          <chartooo:coordinate-region svg:x="1.586cm" svg:y="0.353cm" svg:width="13.303cm" svg:height="6.566cm"/>
          <chart:axis chart:dimension="x" chart:name="primary-x" chart:style-name="ch3" chartooo:axis-type="auto">
            <chart:categories table:cell-range-address="'emerge rates'.A4:'emerge rates'.A2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merge rates'.E4:'emerge rates'.E24" chart:label-cell-address="'emerge rates'.E3:'emerge rates'.E3" chart:class="chart:scatter">
            <chart:domain table:cell-range-address="'emerge rates'.A4:'emerge rates'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mean</text:p>
                <draw:g>
                  <svg:desc>'emerge rates'.E3:'emerge rates'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1">
                <text:p>1</text:p>
                <draw:g>
                  <svg:desc>'emerge rates'.A4:'emerge rates'.A24</svg:desc>
                </draw:g>
              </table:table-cell>
              <table:table-cell office:value-type="float" office:value="0">
                <text:p>0</text:p>
                <draw:g>
                  <svg:desc>'emerge rates'.E4:'emerge rates'.E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16.666666666667">
                <text:p>316.66666666666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57.142857142857">
                <text:p>357.1428571428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87.5">
                <text:p>387.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09.090909090909">
                <text:p>409.0909090909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08.333333333333">
                <text:p>408.33333333333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07.692307692308">
                <text:p>407.6923076923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07.142857142857">
                <text:p>407.1428571428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06.666666666667">
                <text:p>406.6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94.117647058824">
                <text:p>394.11764705882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88.888888888889">
                <text:p>388.88888888888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84.210526315789">
                <text:p>384.2105263157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76.190476190476">
                <text:p>376.1904761904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